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float" office:value="4" calcext:value-type="float">
            <text:p>4</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CD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table:table-row>
        <table:table-row table:style-name="ro1">
          <table:table-cell office:value-type="float" office:value="10417" calcext:value-type="float">
            <text:p>10417</text:p>
          </table:table-cell>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4">00/00/0000</text:date>, <text:time style:data-style-name="N2" text:time-value="20:19:33.463519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4T00:23:47.331827760</dc:date>
    <meta:editing-duration>PT11H13M4S</meta:editing-duration>
    <meta:editing-cycles>149</meta:editing-cycles>
    <meta:generator>LibreOffice/5.2.3.3$Linux_X86_64 LibreOffice_project/20m0$Build-3</meta:generator>
    <meta:document-statistic meta:table-count="3" meta:cell-count="11850" meta:object-count="0"/>
  </office:meta>
</office:document-meta>
</file>